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400000312337493A554DAE3A8.png" manifest:media-type="image/png"/>
  <manifest:file-entry manifest:full-path="Pictures/100002010000034E000003094C90A0686D8ADBE8.png" manifest:media-type="image/png"/>
  <manifest:file-entry manifest:full-path="Pictures/10000201000001A50000028A1BFC31D886607687.png" manifest:media-type="image/png"/>
  <manifest:file-entry manifest:full-path="Pictures/10000201000003360000022BCDBB2EDEA5BAEC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633cm" svg:y="1.358cm" svg:width="5.863cm" svg:height="9.049cm" draw:z-index="0" draw:transform="translate (-3.5645cm -5.8825cm) rotate (4.71238898038469) translate (3.5645cm 5.8825cm)"><draw:image xlink:href="Pictures/10000201000001A50000028A1BFC31D886607687.png" xlink:type="simple" xlink:show="embed" xlink:actuate="onLoad" loext:mime-type="image/x-vclgraphic"/></draw:frame><draw:frame draw:style-name="fr1" draw:name="Image2" text:anchor-type="paragraph" svg:x="6.541cm" svg:y="3.138cm" svg:width="12.46cm" svg:height="7.221cm" draw:z-index="1"><draw:image xlink:href="Pictures/10000201000003360000022BCDBB2EDEA5BAEC73.png" xlink:type="simple" xlink:show="embed" xlink:actuate="onLoad" loext:mime-type="image/x-vclgraphic"/></draw:frame></text:p>
      <text:p text:style-name="P1"><draw:frame draw:style-name="fr2" draw:name="Image3" text:anchor-type="paragraph" svg:width="17cm" svg:height="15.612cm" draw:z-index="2"><draw:image xlink:href="Pictures/100002010000034E000003094C90A0686D8ADBE8.png" xlink:type="simple" xlink:show="embed" xlink:actuate="onLoad" loext:mime-type="image/x-vclgraphic"/></draw:frame></text:p>
      <text:p text:style-name="P1"><draw:frame draw:style-name="fr2" draw:name="Image4" text:anchor-type="paragraph" svg:width="17cm" svg:height="15.983cm" draw:z-index="3"><draw:image xlink:href="Pictures/100002010000034400000312337493A554DAE3A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de Lange</meta:initial-creator>
    <meta:creation-date>2020-06-25T11:12:47.316169232</meta:creation-date>
    <dc:date>2020-06-26T13:57:04.523981562</dc:date>
    <dc:creator>Michel de Lange</dc:creator>
    <meta:editing-duration>PT23H8M31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6.0.7.3$Linux_X86_64 LibreOffice_project/00m0$Build-3</meta:generator>
  </office:meta>
</office:document-meta>
</file>